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SessionScopeTests.registerDestructionCa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SessionScopeTests.get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SessionScopeTests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SessionScope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SessionScopeTests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SessionScope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SessionScopeTests.getWithObjec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